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copyrigh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Times New Roman"/>
    </style:style>
    <style:style style:name="T3" style:parent-style-name="DefaultParagraphFont" style:family="text">
      <style:text-properties style:font-name-asian="Times New Roman" fo:font-weight="bold" style:font-weight-asian="bold" style:font-weight-complex="bold"/>
    </style:style>
    <style:style style:name="T4" style:parent-style-name="DefaultParagraphFont" style:family="text">
      <style:text-properties style:font-name-asian="Times New Roman"/>
    </style:style>
    <style:style style:name="T5" style:parent-style-name="Hyperlink" style:family="text">
      <style:text-properties style:font-name-asian="Times New Roman"/>
    </style:style>
    <style:style style:name="P6" style:parent-style-name="Heading2" style:family="paragraph">
      <style:text-properties style:font-name-asian="Times New Roman"/>
    </style:style>
    <style:style style:name="T7" style:parent-style-name="bold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-asian="Times New Roman"/>
    </style:style>
    <style:style style:name="T9" style:parent-style-name="Hyperlink" style:family="text">
      <style:text-properties style:font-name-asian="Times New Roman"/>
    </style:style>
    <style:style style:name="T10" style:parent-style-name="DefaultParagraphFont" style:family="text">
      <style:text-properties style:font-name-asian="Times New Roman"/>
    </style:style>
    <style:style style:name="T11" style:parent-style-name="Hyperlink" style:family="text">
      <style:text-properties style:font-name-asian="Times New Roman"/>
    </style:style>
    <style:style style:name="T12" style:parent-style-name="Hyperlink" style:family="text">
      <style:text-properties style:font-name-asian="Times New Roman"/>
    </style:style>
    <style:style style:name="T13" style:parent-style-name="DefaultParagraphFont" style:family="text">
      <style:text-properties style:font-name-asian="Times New Roman"/>
    </style:style>
    <style:style style:name="T14" style:parent-style-name="Hyperlink" style:family="text">
      <style:text-properties style:font-name-asian="Times New Roman"/>
    </style:style>
    <style:style style:name="T15" style:parent-style-name="DefaultParagraphFont" style:family="text">
      <style:text-properties style:font-name-asian="Times New Roman"/>
    </style:style>
    <style:style style:name="T16" style:parent-style-name="Hyperlink" style:family="text">
      <style:text-properties style:font-name-asian="Times New Roman"/>
    </style:style>
    <style:style style:name="T17" style:parent-style-name="DefaultParagraphFont" style:family="text">
      <style:text-properties style:font-name-asian="Times New Roman"/>
    </style:style>
    <style:style style:name="T18" style:parent-style-name="Hyperlink" style:family="text">
      <style:text-properties style:font-name-asian="Times New Roman"/>
    </style:style>
    <style:style style:name="T19" style:parent-style-name="DefaultParagraphFont" style:family="text">
      <style:text-properties style:font-name-asian="Times New Roman"/>
    </style:style>
    <style:style style:name="T20" style:parent-style-name="Hyperlink" style:family="text">
      <style:text-properties style:font-name-asian="Times New Roman"/>
    </style:style>
    <style:style style:name="T21" style:parent-style-name="DefaultParagraphFont" style:family="text">
      <style:text-properties style:font-name-asian="Times New Roman"/>
    </style:style>
    <style:style style:name="T22" style:parent-style-name="Hyperlink" style:family="text">
      <style:text-properties style:font-name-asian="Times New Roman"/>
    </style:style>
    <style:style style:name="T23" style:parent-style-name="DefaultParagraphFont" style:family="text">
      <style:text-properties style:font-name-asian="Times New Roman"/>
    </style:style>
    <style:style style:name="T24" style:parent-style-name="Hyperlink" style:family="text">
      <style:text-properties style:font-name-asian="Times New Roman"/>
    </style:style>
    <style:style style:name="T25" style:parent-style-name="DefaultParagraphFont" style:family="text">
      <style:text-properties style:font-name-asian="Times New Roman"/>
    </style:style>
    <style:style style:name="T26" style:parent-style-name="Hyperlink" style:family="text">
      <style:text-properties style:font-name-asian="Times New Roman"/>
    </style:style>
    <style:style style:name="T27" style:parent-style-name="DefaultParagraphFont" style:family="text">
      <style:text-properties style:font-name-asian="Times New Roman"/>
    </style:style>
    <style:style style:name="T28" style:parent-style-name="Hyperlink" style:family="text">
      <style:text-properties style:font-name-asian="Times New Roman"/>
    </style:style>
    <style:style style:name="T29" style:parent-style-name="Hyperlink" style:family="text">
      <style:text-properties style:font-name-asian="Times New Roman"/>
    </style:style>
    <style:style style:name="T30" style:parent-style-name="DefaultParagraphFont" style:family="text">
      <style:text-properties style:font-name-asian="Times New Roman"/>
    </style:style>
    <style:style style:name="T31" style:parent-style-name="Hyperlink" style:family="text">
      <style:text-properties style:font-name-asian="Times New Roman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bold" style:family="text">
      <style:text-properties fo:font-weight="bold" style:font-weight-asian="bold" style:font-weight-complex="bold"/>
    </style:style>
    <style:style style:name="P34" style:parent-style-name="NormalWeb" style:family="paragraph"/>
    <style:style style:name="P35" style:parent-style-name="NormalWeb" style:family="paragraph"/>
    <style:style style:name="P36" style:parent-style-name="NormalWeb" style:family="paragraph"/>
    <style:style style:name="P37" style:parent-style-name="NormalWeb" style:family="paragraph"/>
    <style:style style:name="P38" style:parent-style-name="NormalWeb" style:family="paragraph"/>
    <style:style style:name="P39" style:parent-style-name="NormalWeb" style:family="paragraph"/>
    <style:style style:name="P40" style:parent-style-name="NormalWeb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bold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bold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bold" style:family="text">
      <style:text-properties fo:font-weight="bold" style:font-weight-asian="bold" style:font-weight-complex="bold"/>
    </style:style>
    <style:style style:name="T48" style:parent-style-name="bold" style:family="text">
      <style:text-properties fo:font-weight="bold" style:font-weight-asian="bold" style:font-weight-complex="bold"/>
    </style:style>
    <style:style style:name="T49" style:parent-style-name="bold" style:family="text">
      <style:text-properties fo:font-weight="bold" style:font-weight-asian="bold" style:font-weight-complex="bold"/>
    </style:style>
    <style:style style:name="P50" style:parent-style-name="NormalWeb" style:family="paragraph"/>
    <style:style style:name="P51" style:parent-style-name="NormalWeb" style:family="paragraph"/>
    <style:style style:name="P52" style:parent-style-name="NormalWeb" style:family="paragraph"/>
    <style:style style:name="P53" style:parent-style-name="NormalWeb" style:family="paragraph"/>
    <style:style style:name="P54" style:parent-style-name="NormalWeb" style:family="paragraph"/>
    <style:style style:name="P55" style:parent-style-name="NormalWeb" style:family="paragraph"/>
    <style:style style:name="P56" style:parent-style-name="NormalWeb" style:family="paragraph"/>
    <style:style style:name="P57" style:parent-style-name="NormalWeb" style:family="paragraph"/>
    <style:style style:name="P58" style:parent-style-name="NormalWeb" style:family="paragraph"/>
    <style:style style:name="T59" style:parent-style-name="bold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bold" style:family="text">
      <style:text-properties fo:font-weight="bold" style:font-weight-asian="bold" style:font-weight-complex="bold"/>
    </style:style>
    <style:style style:name="T62" style:parent-style-name="bold" style:family="text">
      <style:text-properties fo:font-weight="bold" style:font-weight-asian="bold" style:font-weight-complex="bold"/>
    </style:style>
    <style:style style:name="T63" style:parent-style-name="bold" style:family="text">
      <style:text-properties fo:font-weight="bold" style:font-weight-asian="bold" style:font-weight-complex="bold"/>
    </style:style>
    <style:style style:name="T64" style:parent-style-name="bold" style:family="text">
      <style:text-properties fo:font-weight="bold" style:font-weight-asian="bold" style:font-weight-complex="bold"/>
    </style:style>
    <style:style style:name="T65" style:parent-style-name="bold" style:family="text">
      <style:text-properties fo:font-weight="bold" style:font-weight-asian="bold" style:font-weight-complex="bold"/>
    </style:style>
    <style:style style:name="P66" style:parent-style-name="NormalWeb" style:family="paragraph"/>
    <style:style style:name="P67" style:parent-style-name="NormalWeb" style:family="paragraph"/>
    <style:style style:name="P68" style:parent-style-name="NormalWeb" style:family="paragraph"/>
    <style:style style:name="P69" style:parent-style-name="NormalWeb" style:family="paragraph"/>
    <style:style style:name="P70" style:parent-style-name="NormalWeb" style:family="paragraph"/>
    <style:style style:name="T71" style:parent-style-name="bold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bold" style:family="text">
      <style:text-properties fo:font-weight="bold" style:font-weight-asian="bold" style:font-weight-complex="bold"/>
    </style:style>
    <style:style style:name="T74" style:parent-style-name="bold" style:family="text">
      <style:text-properties fo:font-weight="bold" style:font-weight-asian="bold" style:font-weight-complex="bold"/>
    </style:style>
    <style:style style:name="T75" style:parent-style-name="bold" style:family="text">
      <style:text-properties fo:font-weight="bold" style:font-weight-asian="bold" style:font-weight-complex="bold"/>
    </style:style>
    <style:style style:name="T76" style:parent-style-name="bold" style:family="text">
      <style:text-properties fo:font-weight="bold" style:font-weight-asian="bold" style:font-weight-complex="bold"/>
    </style:style>
    <style:style style:name="T77" style:parent-style-name="bold" style:family="text">
      <style:text-properties fo:font-weight="bold" style:font-weight-asian="bold" style:font-weight-complex="bold"/>
    </style:style>
    <style:style style:name="T78" style:parent-style-name="bold" style:family="text">
      <style:text-properties fo:font-weight="bold" style:font-weight-asian="bold" style:font-weight-complex="bold"/>
    </style:style>
    <style:style style:name="T79" style:parent-style-name="bold" style:family="text">
      <style:text-properties fo:font-weight="bold" style:font-weight-asian="bold" style:font-weight-complex="bold"/>
    </style:style>
    <style:style style:name="P80" style:parent-style-name="NormalWeb" style:family="paragraph"/>
    <style:style style:name="P81" style:parent-style-name="NormalWeb" style:family="paragraph"/>
    <style:style style:name="P82" style:parent-style-name="NormalWeb" style:family="paragraph"/>
    <style:style style:name="P83" style:parent-style-name="NormalWeb" style:family="paragraph"/>
    <style:style style:name="P84" style:parent-style-name="NormalWeb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bold" style:family="text">
      <style:text-properties fo:font-weight="bold" style:font-weight-asian="bold" style:font-weight-complex="bold"/>
    </style:style>
    <style:style style:name="T87" style:parent-style-name="bold" style:family="text">
      <style:text-properties fo:font-weight="bold" style:font-weight-asian="bold" style:font-weight-complex="bold"/>
    </style:style>
    <style:style style:name="T88" style:parent-style-name="bold" style:family="text">
      <style:text-properties fo:font-weight="bold" style:font-weight-asian="bold" style:font-weight-complex="bold"/>
    </style:style>
    <style:style style:name="P89" style:parent-style-name="NormalWeb" style:family="paragraph"/>
    <style:style style:name="P90" style:parent-style-name="NormalWeb" style:family="paragraph">
      <style:paragraph-properties fo:margin-left="0.5in">
        <style:tab-stops/>
      </style:paragraph-properties>
    </style:style>
    <style:style style:name="P91" style:parent-style-name="NormalWeb" style:family="paragraph">
      <style:paragraph-properties fo:margin-left="0.5in">
        <style:tab-stops/>
      </style:paragraph-properties>
    </style:style>
    <style:style style:name="P92" style:parent-style-name="NormalWeb" style:family="paragraph">
      <style:paragraph-properties fo:margin-left="0.5in">
        <style:tab-stops/>
      </style:paragraph-properties>
    </style:style>
    <style:style style:name="P93" style:parent-style-name="NormalWeb" style:family="paragraph">
      <style:paragraph-properties fo:margin-left="0.5in">
        <style:tab-stops/>
      </style:paragraph-properties>
    </style:style>
    <style:style style:name="P94" style:parent-style-name="NormalWeb" style:family="paragraph"/>
    <style:style style:name="P95" style:parent-style-name="NormalWeb" style:family="paragraph">
      <style:paragraph-properties fo:margin-left="0.5in">
        <style:tab-stops/>
      </style:paragraph-properties>
    </style:style>
    <style:style style:name="T96" style:parent-style-name="bold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bold" style:family="text">
      <style:text-properties fo:font-weight="bold" style:font-weight-asian="bold" style:font-weight-complex="bold"/>
    </style:style>
    <style:style style:name="T99" style:parent-style-name="bold" style:family="text">
      <style:text-properties fo:font-weight="bold" style:font-weight-asian="bold" style:font-weight-complex="bold"/>
    </style:style>
    <style:style style:name="T100" style:parent-style-name="bold" style:family="text">
      <style:text-properties fo:font-weight="bold" style:font-weight-asian="bold" style:font-weight-complex="bold"/>
    </style:style>
    <style:style style:name="T101" style:parent-style-name="bold" style:family="text">
      <style:text-properties fo:font-weight="bold" style:font-weight-asian="bold" style:font-weight-complex="bold"/>
    </style:style>
    <style:style style:name="T102" style:parent-style-name="bold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bold" style:family="text">
      <style:text-properties fo:font-weight="bold" style:font-weight-asian="bold" style:font-weight-complex="bold"/>
    </style:style>
    <style:style style:name="T105" style:parent-style-name="bold" style:family="text">
      <style:text-properties fo:font-weight="bold" style:font-weight-asian="bold" style:font-weight-complex="bold"/>
    </style:style>
    <style:style style:name="T106" style:parent-style-name="bold" style:family="text">
      <style:text-properties fo:font-weight="bold" style:font-weight-asian="bold" style:font-weight-complex="bold"/>
    </style:style>
    <style:style style:name="T107" style:parent-style-name="bold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bold" style:family="text">
      <style:text-properties fo:font-weight="bold" style:font-weight-asian="bold" style:font-weight-complex="bold"/>
    </style:style>
    <style:style style:name="T110" style:parent-style-name="bold" style:family="text">
      <style:text-properties fo:font-weight="bold" style:font-weight-asian="bold" style:font-weight-complex="bold"/>
    </style:style>
    <style:style style:name="T111" style:parent-style-name="bold" style:family="text">
      <style:text-properties fo:font-weight="bold" style:font-weight-asian="bold" style:font-weight-complex="bold"/>
    </style:style>
    <style:style style:name="T112" style:parent-style-name="bold" style:family="text">
      <style:text-properties fo:font-weight="bold" style:font-weight-asian="bold" style:font-weight-complex="bold"/>
    </style:style>
    <style:style style:name="T113" style:parent-style-name="bold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Copyright © This course contains materials from "Survivability and Information Assurance" (copyright 2005 Carnegie Mellon University) with special permission of the Software Engineering Institute at Carnegie Mellon University.</text:p>
      <text:p text:style-name="Normal"><text:span text:style-name="T2"><draw:custom-shape svg:x="0in" svg:y="0in" svg:width="17.125in" svg:height="0.14583in" draw:z-index="0" draw:id="id0" draw:style-name="a0" draw:name="Horizontal Line 1" text:anchor-type="as-char"><svg:desc/><draw:enhanced-geometry draw:type="non-primitive" svg:viewBox="0 0 21600 21600" draw:enhanced-path="M 0 0 L 21600 0 21600 21600 0 21600 Z N"/></draw:custom-shape></text:span></text:p>
      <text:p text:style-name="Normal"><text:span text:style-name="T3">Table of Contents</text:span></text:p>
      <text:p text:style-name="Normal"><text:span text:style-name="T4">1.<text:s/></text:span><text:a xlink:href="#AEN6" office:target-frame-name="_top" xlink:show="replace"><text:span text:style-name="T5">Exam - Introduction</text:span></text:a></text:p>
      <text:h text:style-name="P6" text:outline-level="2"><text:bookmark-start text:name="AEN6"/>1. Exam - Introduction<text:bookmark-end text:name="AEN6"/></text:h>
      <text:p text:style-name="NormalWeb"><text:span text:style-name="T7">Survivable Functional Units.</text:span></text:p>
      <text:p text:style-name="NormalWeb">Overview: These are the exam questions for Principle 7: Security Knowledge in Practice (SKiP) Provides a Structured Approach.</text:p>
      <text:p text:style-name="Normal"><text:span text:style-name="T8">1.1.<text:s/></text:span><text:a xlink:href="#AEN13" office:target-frame-name="_top" xlink:show="replace"><text:span text:style-name="T9">Name the steps of the SKiP Method.</text:span></text:a></text:p>
      <text:p text:style-name="Normal"><text:span text:style-name="T10">1.2.<text:s/></text:span><text:a xlink:href="#AEN34" office:target-frame-name="_top" xlink:show="replace"><text:span text:style-name="T11">Explain the difference betwee</text:span><text:span text:style-name="T12">n best practice and best practical.</text:span></text:a></text:p>
      <text:p text:style-name="Normal"><text:span text:style-name="T13">1.3.<text:s/></text:span><text:a xlink:href="#AEN40" office:target-frame-name="_top" xlink:show="replace"><text:span text:style-name="T14">Explain what the vendors provide and why.</text:span></text:a></text:p>
      <text:p text:style-name="Normal"><text:span text:style-name="T15">1.4.<text:s/></text:span><text:a xlink:href="#AEN46" office:target-frame-name="_top" xlink:show="replace"><text:span text:style-name="T16">Define an Air-Gapped Test Environment.</text:span></text:a></text:p>
      <text:p text:style-name="Normal"><text:span text:style-name="T17">1.5.<text:s/></text:span><text:a xlink:href="#AEN52" office:target-frame-name="_top" xlink:show="replace"><text:span text:style-name="T18">For the Harden/Secure Step:</text:span></text:a></text:p>
      <text:p text:style-name="Normal"><text:span text:style-name="T19">1.6.<text:s/></text:span><text:a xlink:href="#AEN85" office:target-frame-name="_top" xlink:show="replace"><text:span text:style-name="T20">For the Prepare Step:</text:span></text:a></text:p>
      <text:p text:style-name="Normal"><text:span text:style-name="T21">1.7.<text:s/></text:span><text:a xlink:href="#AEN113" office:target-frame-name="_top" xlink:show="replace"><text:span text:style-name="T22">For the Detect Step:</text:span></text:a></text:p>
      <text:p text:style-name="Normal"><text:span text:style-name="T23">1.8.<text:s/></text:span><text:a xlink:href="#AEN141" office:target-frame-name="_top" xlink:show="replace"><text:span text:style-name="T24">For the Respond Step:</text:span></text:a></text:p>
      <text:p text:style-name="Normal"><text:span text:style-name="T25">1.9.<text:s/></text:span><text:a xlink:href="#AEN170" office:target-frame-name="_top" xlink:show="replace"><text:span text:style-name="T26">For the Improve Step:</text:span></text:a></text:p>
      <text:p text:style-name="Normal"><text:span text:style-name="T27">1.10.<text:s/></text:span><text:a xlink:href="#AEN183" office:target-frame-name="_top" xlink:show="replace"><text:span text:style-name="T28">What is the</text:span><text:span text:style-name="T29"><text:s/>purpose?</text:span></text:a></text:p>
      <text:p text:style-name="Normal"><text:span text:style-name="T30">1.11.<text:s/></text:span><text:a xlink:href="#AEN196" office:target-frame-name="_top" xlink:show="replace"><text:span text:style-name="T31">Define the following:</text:span></text:a></text:p>
      <text:p text:style-name="NormalWeb"><text:bookmark-start text:name="AEN13"/><text:bookmark-end text:name="AEN13"/><text:span text:style-name="T32">1.1.<text:s/></text:span>Name the steps of the SKiP Method.</text:p>
      <text:p text:style-name="NormalWeb"><text:span text:style-name="T33">A Survivable Functional Unit is:</text:span></text:p>
      <text:list text:style-name="LFO1" text:continue-numbering="true">
        <text:list-item>
          <text:p text:style-name="P34">Vendor Provides</text:p>
        </text:list-item>
        <text:list-item>
          <text:p text:style-name="P35">Harden/Secure</text:p>
        </text:list-item>
        <text:list-item>
          <text:p text:style-name="P36">Prepare</text:p>
        </text:list-item>
        <text:list-item>
          <text:p text:style-name="P37">Detect</text:p>
        </text:list-item>
        <text:list-item>
          <text:p text:style-name="P38">Respond</text:p>
        </text:list-item>
        <text:list-item>
          <text:p text:style-name="P39">Improve</text:p>
        </text:list-item>
        <text:list-item>
          <text:p text:style-name="P40">Repeat</text:p>
        </text:list-item>
      </text:list>
      <text:p text:style-name="NormalWeb"><text:bookmark-start text:name="AEN34"/><text:bookmark-end text:name="AEN34"/><text:span text:style-name="T41">1.2.<text:s/></text:span>Explain the difference between best practice and best practical.</text:p>
      <text:p text:style-name="NormalWeb"><text:span text:style-name="T42">Best Practice is the best way to do something. Best Practical is a solution that is practical given the enterprise's constraints.</text:span></text:p>
      <text:p text:style-name="NormalWeb"><text:bookmark-start text:name="AEN40"/><text:bookmark-end text:name="AEN40"/><text:span text:style-name="T43">1.3.<text:s/></text:span>Explain what the vendors provide and why.</text:p>
      <text:p text:style-name="NormalWeb"><text:bookmark-start text:name="AEN46"/><text:bookmark-end text:name="AEN46"/><text:span text:style-name="T44">1.4.<text:s/></text:span>Define an Air-Gapped Test Environment.</text:p>
      <text:p text:style-name="NormalWeb"><text:span text:style-name="T45">Characteristics: few computer systems, physically disconnected from any other network, replicated SFUs in the AGTE, mission is to support building new SFUs.</text:span></text:p>
      <text:p text:style-name="NormalWeb"><text:bookmark-start text:name="AEN52"/><text:bookmark-end text:name="AEN52"/><text:span text:style-name="T46">1.5.<text:s/></text:span>For the Harden/Secure Step:</text:p>
      <text:p text:style-name="NormalWeb">a. What is the purpose?</text:p>
      <text:p text:style-name="NormalWeb"><text:span text:style-name="T47">Harden and secure the computer system or n</text:span><text:span text:style-name="T48">etwork infrastructure components against known threats.</text:span></text:p>
      <text:p text:style-name="NormalWeb">b. What are the products?</text:p>
      <text:p text:style-name="NormalWeb"><text:span text:style-name="T49">Systems that have known problems removed and are configured for the enterprise.</text:span></text:p>
      <text:p text:style-name="NormalWeb">c. What are the nine practice areas?</text:p>
      <text:list text:style-name="LFO2" text:continue-numbering="true">
        <text:list-item>
          <text:p text:style-name="P50">Install minimum essential OS features</text:p>
        </text:list-item>
        <text:list-item>
          <text:p text:style-name="P51">Install known and applicable patches</text:p>
        </text:list-item>
        <text:list-item>
          <text:p text:style-name="P52">Install most secure and current versions of system applications</text:p>
        </text:list-item>
        <text:list-item>
          <text:p text:style-name="P53">Replace applications that contain known vulnerabilities</text:p>
        </text:list-item>
        <text:list-item>
          <text:p text:style-name="P54">Install and replace applications that support other SFUs</text:p>
        </text:list-item>
        <text:list-item>
          <text:p text:style-name="P55">Install applications to support other steps in SKiP</text:p>
        </text:list-item>
        <text:list-item>
          <text:p text:style-name="P56">Removed all privileged and lenient object access</text:p>
        </text:list-item>
        <text:list-item>
          <text:p text:style-name="P57">Install and configure OS features and applications that support organizational policy and procedures</text:p>
        </text:list-item>
        <text:list-item>
          <text:p text:style-name="P58">Install and configure all OS features and applications that support risk management</text:p>
        </text:list-item>
      </text:list>
      <text:p text:style-name="NormalWeb">d. What is the next step and what is the transition?</text:p>
      <text:p text:style-name="NormalWeb"><text:span text:style-name="T59">Prepare; Completion of the all of the nine practice areas</text:span></text:p>
      <text:p text:style-name="NormalWeb"><text:bookmark-start text:name="AEN85"/><text:bookmark-end text:name="AEN85"/><text:span text:style-name="T60">1.6.<text:s/></text:span>For the Prepare Step:</text:p>
      <text:p text:style-name="NormalWeb">a. What is the purpose?</text:p>
      <text:p text:style-name="NormalWeb"><text:span text:style-name="T61">To recognize when new vulnerabilities have been or are being exploited.</text:span></text:p>
      <text:p text:style-name="NormalWeb">b. What are the products?</text:p>
      <text:p text:style-name="NormalWeb"><text:span text:style-name="T62">A comput</text:span><text:span text:style-name="T63">er system or network infrastructure component whose routine actions have been characterized and this characterization information has been stored for later reference</text:span></text:p>
      <text:p text:style-name="NormalWeb">c. What is Characterization?</text:p>
      <text:p text:style-name="NormalWeb"><text:span text:style-name="T64">Learning how a computer system or network infrastructure comp</text:span><text:span text:style-name="T65">onent operates normally.</text:span></text:p>
      <text:p text:style-name="NormalWeb">d. What are the five characterization areas?</text:p>
      <text:list text:style-name="LFO3" text:continue-numbering="true">
        <text:list-item>
          <text:p text:style-name="P66">Files and directories</text:p>
        </text:list-item>
        <text:list-item>
          <text:p text:style-name="P67">The Kernel</text:p>
        </text:list-item>
        <text:list-item>
          <text:p text:style-name="P68">Processes</text:p>
        </text:list-item>
        <text:list-item>
          <text:p text:style-name="P69">The network</text:p>
        </text:list-item>
        <text:list-item>
          <text:p text:style-name="P70">Hardware</text:p>
        </text:list-item>
      </text:list>
      <text:p text:style-name="NormalWeb">e. What is the next step and what is the transition?</text:p>
      <text:p text:style-name="NormalWeb"><text:span text:style-name="T71">Detect; the characterization information has been determined and recorded</text:span></text:p>
      <text:p text:style-name="NormalWeb"><text:bookmark-start text:name="AEN113"/><text:bookmark-end text:name="AEN113"/><text:span text:style-name="T72">1.7.<text:s/></text:span>For the Detect Step:</text:p>
      <text:p text:style-name="NormalWeb">a. What is the purpose?</text:p>
      <text:p text:style-name="NormalWeb"><text:span text:style-name="T73">Find deviations from the expected or characterized step</text:span></text:p>
      <text:p text:style-name="NormalWeb">b. What are the products?</text:p>
      <text:p text:style-name="NormalWeb"><text:span text:style-name="T74">A computer system or network infrastructure compon</text:span><text:span text:style-name="T75">ent that has deviated from the expected state or for which some external stimulus that affects the system has been recognized.</text:span></text:p>
      <text:p text:style-name="NormalWeb"><text:span text:style-name="T76">c. What is being examined in this step?</text:span></text:p>
      <text:p text:style-name="NormalWeb"><text:span text:style-name="T77">The characterization data produced in the Prepare step with newly created versions of the</text:span><text:span text:style-name="T78"><text:s/>same information</text:span></text:p>
      <text:p text:style-name="NormalWeb">d. What is the next step and what is the transition?</text:p>
      <text:p text:style-name="NormalWeb"><text:span text:style-name="T79">Respond; the transitions are:</text:span></text:p>
      <text:list text:style-name="LFO4" text:continue-numbering="true">
        <text:list-item>
          <text:p text:style-name="P80">Unusual, unexpected, or suspicious behavior</text:p>
        </text:list-item>
        <text:list-item>
          <text:p text:style-name="P81">Something new has been learned about the system's characteristics</text:p>
        </text:list-item>
        <text:list-item>
          <text:p text:style-name="P82">Pertinent information from an external source<text:s/>(user report, interaction with another organization, vendor advisory or bulletin)</text:p>
        </text:list-item>
        <text:list-item>
          <text:p text:style-name="P83">Change in policies or procedures</text:p>
        </text:list-item>
        <text:list-item>
          <text:p text:style-name="P84">Change in the risk status of information assets residing on the system</text:p>
        </text:list-item>
      </text:list>
      <text:p text:style-name="NormalWeb"><text:bookmark-start text:name="AEN141"/><text:bookmark-end text:name="AEN141"/><text:span text:style-name="T85">1.8.<text:s/></text:span>For the Respond Step:</text:p>
      <text:p text:style-name="NormalWeb">a. What is the purpose?</text:p>
      <text:p text:style-name="NormalWeb"><text:span text:style-name="T86">To respond to the<text:s/></text:span><text:span text:style-name="T87">action that caused the transition from the Detect step</text:span></text:p>
      <text:p text:style-name="NormalWeb">b. What are the products?</text:p>
      <text:p text:style-name="NormalWeb"><text:span text:style-name="T88">A computer system or network infrastructure component where the transition cause has been remediated</text:span></text:p>
      <text:p text:style-name="NormalWeb">c. How do you respond to the following?</text:p>
      <text:list text:style-name="LFO5" text:continue-numbering="true">
        <text:list-item>
          <text:p text:style-name="P89">An intrusion</text:p>
        </text:list-item>
      </text:list>
      <text:p text:style-name="P90">- Further analyze the effects of, the scope of, and the damage caused by the intrusion.</text:p>
      <text:p text:style-name="P91">- Contain these effects as far as possible.</text:p>
      <text:p text:style-name="P92">- Work to eliminate future intruder access</text:p>
      <text:p text:style-name="P93">- Return the system to a known, operational state while continuing to monitor and<text:s/>analyze the system</text:p>
      <text:list text:style-name="LFO5" text:continue-numbering="true">
        <text:list-item>
          <text:p text:style-name="P94">A patch</text:p>
        </text:list-item>
      </text:list>
      <text:p text:style-name="P95">Apply the patch</text:p>
      <text:p text:style-name="NormalWeb">d. What are some of the issues from the perspective of the SA in the Response process?</text:p>
      <text:p text:style-name="NormalWeb"><text:bookmark-start text:name="AEN162"/><text:bookmark-end text:name="AEN162"/>Collect and protect information</text:p>
      <text:p text:style-name="NormalWeb">How long to let the intruder continue to intrude</text:p>
      <text:p text:style-name="NormalWeb">See the discussion of slide 51 for more issues</text:p>
      <text:p text:style-name="NormalWeb">e. What is the next step and what is the transition?</text:p>
      <text:p text:style-name="NormalWeb"><text:span text:style-name="T96">Respond; transition is that the system has been returned to a known, operational state</text:span></text:p>
      <text:p text:style-name="NormalWeb"><text:bookmark-start text:name="AEN170"/><text:bookmark-end text:name="AEN170"/><text:span text:style-name="T97">1.9.<text:s/></text:span>For the Improve Step:</text:p>
      <text:p text:style-name="NormalWeb">a. What is the purpose?</text:p>
      <text:p text:style-name="NormalWeb"><text:span text:style-name="T98">The purpose is to improve the process for responding to anomal</text:span><text:span text:style-name="T99">ous behavior.</text:span></text:p>
      <text:p text:style-name="NormalWeb">b. What are the products?</text:p>
      <text:p text:style-name="NormalWeb"><text:span text:style-name="T100">Improved personnel, policies, technology, support for the business case, and correct and appropriate publicity of the event.</text:span></text:p>
      <text:p text:style-name="NormalWeb">c. What is the next step and what is the transition?</text:p>
      <text:p text:style-name="NormalWeb"><text:span text:style-name="T101">Repeat; transition occurs when the per</text:span><text:span text:style-name="T102">sonnel, policy, technology, business case, and publicity areas have been addressed.</text:span></text:p>
      <text:p text:style-name="NormalWeb"><text:bookmark-start text:name="AEN183"/><text:bookmark-end text:name="AEN183"/><text:span text:style-name="T103">1.10.<text:s/></text:span>What is the purpose?</text:p>
      <text:p text:style-name="NormalWeb">a. What is the purpose?</text:p>
      <text:p text:style-name="NormalWeb"><text:span text:style-name="T104">The purpose of the Repeat step is to recognize that there have been changes to the computer system or network infrastruct</text:span><text:span text:style-name="T105">ure component and that those changes need to be factored into the system's characterization.</text:span></text:p>
      <text:p text:style-name="NormalWeb">b. What are the products?</text:p>
      <text:p text:style-name="NormalWeb"><text:span text:style-name="T106">The product is the recognition that the system needs to be characterized again because something about it has changed.</text:span></text:p>
      <text:p text:style-name="NormalWeb">c. What is the next step and what is the transition?</text:p>
      <text:p text:style-name="NormalWeb"><text:span text:style-name="T107">Prepare; none</text:span></text:p>
      <text:p text:style-name="NormalWeb"><text:bookmark-start text:name="AEN196"/><text:bookmark-end text:name="AEN196"/><text:span text:style-name="T108">1.11.<text:s/></text:span>Define the following:</text:p>
      <text:p text:style-name="NormalWeb">a. Configuration Management</text:p>
      <text:p text:style-name="NormalWeb"><text:span text:style-name="T109">Configuration management is the process by which the configuration of a computer system or network infrastructure component is controlled somehow. Note that the term "Configuration Management" does not mean that the task is done well but only that it is co</text:span><text:span text:style-name="T110">ntrolled by some technique. It can be done well or badly, in an automated manner or manually.</text:span></text:p>
      <text:p text:style-name="NormalWeb">b. Computer Forensics</text:p>
      <text:p text:style-name="NormalWeb">Here is a definition from Webopedia.com:</text:p>
      <text:p text:style-name="NormalWeb"><text:span text:style-name="T111">Computer forensics is the application of scientifically proven methods to gather, process, interpre</text:span><text:span text:style-name="T112">t, and to use digital evidence to provide a conclusive description of cyber crime activities.Â Cyber forensics also includes the act of making digital data suitable for inclusion into a criminal investigation. Today cyber forensics is a term used in conjun</text:span><text:span text:style-name="T113">ction with law enforcement, and is offered as courses at many colleges and universities worldwi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/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style:font-name-asian="Times New Roman" fo:color="#000000" fo:font-size="12pt" style:font-size-asian="12pt" style:font-size-complex="12pt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40084" style:text-underline-type="single" style:text-underline-style="solid" style:text-underline-width="auto" style:text-underline-mode="continuous"/>
    </style:style>
    <style:style style:name="copyright" style:display-name="copyright" style:family="paragraph" style:parent-style-name="Normal">
      <style:paragraph-properties fo:margin-top="0.0694in" fo:margin-bottom="0.0694in"/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bold" style:display-name="bold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Pfeiffer University</meta:initial-creator>
    <dc:creator>Pfeiffer University</dc:creator>
    <meta:creation-date>2011-10-16T07:34:00Z</meta:creation-date>
    <dc:date>2011-10-16T07:34:00Z</dc:date>
    <meta:template xlink:href="Normal.dotm" xlink:type="simple"/>
    <meta:editing-cycles>2</meta:editing-cycles>
    <meta:editing-duration>PT0S</meta:editing-duration>
    <meta:document-statistic meta:page-count="3" meta:paragraph-count="14" meta:word-count="1057" meta:character-count="7073" meta:row-count="50" meta:non-whitespace-character-count="6030"/>
  </office:meta>
</office:document-meta>
</file>